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inciple 9: Communication and Access to Information</text:p>
      <text:p text:style-name="Standard"/>
      <text:p text:style-name="P1"><text:span text:style-name="T3">56.</text:span><text:tab/>Board members should have unfettered access to all relevant information relating to the fund to <text:tab/>enable them to make informed decisions.</text:p>
      <text:p text:style-name="P1"><text:span text:style-name="T3">57.</text:span><text:tab/>All information about the fund is confidential and may not be released to any person unless such <text:tab/>person has a lawful right to such information, such as the rights of members to obtain the <text:tab/>registered rules of the fund, actuarial valuations and audited financial statements. In particular, <text:tab/>no person, other than board members and service providers, should have access to minutes of <text:tab/>board <text:tab/>meetings and membership details unless such information is required for a lawful <text:tab/>purpose. The board should not, however, be obstructive in supplying information when the <text:tab/>person requesting it has a lawful right to access such information.</text:p>
      <text:p text:style-name="P1"><text:span text:style-name="T3">58.</text:span><text:tab/>The information about a fund, its membership and investments belongs to the fund and the <text:tab/>board should ensure that where this information is held by a service provider, that it is returned <text:tab/>to the fund should the relationship with that service provider be terminated.</text:p>
      <text:p text:style-name="P1"><text:span text:style-name="T3">59.</text:span><text:tab/>A Communication Policy should be established for the disclosure of fund information to <text:tab/>members and beneficiaries. Cognisance should be taken of the Registrar's prescribed minimum <text:tab/>disclosure requirements to members and beneficiaries. Other information may relate to the <text:tab/>fund's investment policy statement, cash flow, the fund membership details, and any other <text:tab/>information <text:tab/>which the board considers appropriate, relevant or useful in order to carry out its <text:tab/>functions. Such communication should be appropriate, timely, accurate, complete, consistent, <text:tab/>cost-effective, useful, comprehensible and accessible. Communication to members and <text:tab/>beneficiaries should be informative, transparent and fair and display accountability. This should <text:tab/>include information in respect of the operations, administration and investments of the fund.</text:p>
      <text:p text:style-name="P1">It is recommended that a Communication Policy should include (but is not restricted) to the following:</text:p>
      <text:p text:style-name="Text_20_body"><text:span text:style-name="T1">Operating activities</text:span><text:span text:style-name="T1">:</text:span></text:p>
      <text:p text:style-name="P1"><text:tab/><text:span text:style-name="T3">59.1</text:span><text:tab/>Benefit calculations, method and timing of benefit payments;</text:p>
      <text:p text:style-name="P1"><text:tab/><text:span text:style-name="T3">59.2</text:span><text:tab/>Changes to the rules of the fund;</text:p>
      <text:p text:style-name="P1"><text:tab/><text:span text:style-name="T3">59.3</text:span><text:tab/>Important changes to regulatory requirements.</text:p>
      <text:p text:style-name="Text_20_body"><text:span text:style-name="T1">Funding activities</text:span><text:span text:style-name="T1">:</text:span></text:p>
      <text:p text:style-name="P1"><text:tab/><text:span text:style-name="T3">59.4</text:span><text:tab/>Financial data and extracts from the annual financial statements;</text:p>
      <text:p text:style-name="P1"><text:tab/><text:span text:style-name="T3">59.5</text:span> <text:tab/>Funding status and funding method of the fund;</text:p>
      <text:p text:style-name="P1"><text:tab/><text:span text:style-name="T3">59.6</text:span> <text:tab/>Changes in investment strategy;</text:p>
      <text:p text:style-name="P1"><text:tab/><text:span text:style-name="T3">59.7 </text:span><text:tab/>Fund return and measurement against benchmarks;</text:p>
      <text:p text:style-name="P1"><text:tab/><text:span text:style-name="T3">59.8 </text:span><text:tab/>Name and contact details of the administrator</text:p>
      <text:p text:style-name="P1"><text:span text:style-name="T3">60.</text:span><text:tab/>In funds that give members the option of individual investment choice, the inherent risks should <text:tab/>be disclosed Principle 10: Members and Beneficiaries (protection of rights)</text:p>
      <text:p text:style-name="Text_20_body"><text:span text:style-name="T2">61.</text:span><text:span text:style-name="T1"><text:tab/>The board should communicate aspects of the operation of the fund, including the performance <text:tab/>of the fund's investments, which are of relevance to members and which will assist the <text:tab/>membership of the fund to assess the credibility and trustworthiness of the administration of the </text:span><text:soft-page-break/><text:span text:style-name="T1"><text:tab/>fund and the delivery of benefits. The fund should establish a communication policy reflecting<text:tab/>the board's commitment to this and other aspects of disclosure decided by the board, which <text:tab/>should be made available to the membership of the fund.</text:span></text:p>
      <text:p text:style-name="P1"><text:span text:style-name="T3">62.</text:span><text:tab/>All communication with members, beneficiaries and the stakeholders should be responded to <text:tab/>promptly by or on behalf of the board and with thoroughness and respect. In particular, <text:tab/>complaints by members or any other person, which are directed to the fund, should be treated <text:tab/>seriously at least and noted by the board.</text:p>
      <text:p text:style-name="P1"><text:span text:style-name="T3">63.</text:span><text:tab/>Where a fund offers member investment choice, the details of the investments in respect of <text:tab/>which members may make an election should be described setting out the severity of any <text:tab/>associated risk and the performance benchmarks, as well as the underlying type of investments. <text:tab/>Members should be able to make an informed decision from such information. Members should <text:tab/>also be reminded periodically of the need to review the investment choices made by them. In a <text:tab/>defined contribution arrangement with individual investment choice, it should be made clear <text:tab/>that the member bears the investment risk. In certain cases the fund may require that basic <text:tab/>training be provided by the fund to ensure that the members understand the operations of the <text:tab/>fund and investments. The fund should also communicate to stakeholders any Pension Fund <text:tab/>Adjudicator determinations against the fund, regulatory issues raised by the Registrar and all <text:tab/>deviations from policy, rules, etc.</text:p>
      <text:p text:style-name="P1"><text:span text:style-name="T3">64.</text:span><text:tab/>The board should consider holding an annual general meeting at which fund issues can be <text:tab/>discussed, provided this is practical and cost-effective. It would be appropriate at such a meeting <text:tab/>that the financial statements of the fund as well as the performance of the investments be tabled <text:tab/>and discussed. Members should be reminded that they may not pass resolutions which bind the <text:tab/>board. The meeting should preferably be chaired by the chairperson of the board.</text:p>
      <text:p text:style-name="P1"><text:span text:style-name="T3">65.</text:span><text:tab/>The fund's investment performance. the average costs per member and also, in respect of any <text:tab/>fund which has independent board members, the fees and disbursements paid to or in respect of <text:tab/>them, must be communicated to members at least once a year. Members should also be aware of <text:tab/>who the service providers of the fund are.</text:p>
      <text:p text:style-name="Text_20_body"><text:span text:style-name="T1">Princ</text:span><text:span text:style-name="T1">i</text:span><text:span text:style-name="T1">ple 11: Employer and Sponsor</text:span></text:p>
      <text:p text:style-name="P1"><text:span text:style-name="T3">66.</text:span><text:tab/>A fund owes the employer and sponsor (where different from the employer) a duty of good faith.</text:p>
      <text:p text:style-name="P1"><text:span text:style-name="T3">67.</text:span><text:tab/>The relationship ,accordingly, between the board and an employer and sponsor should be one <text:tab/>marked by the independence and cooperation of the board. The board is independent of the <text:tab/>employer I employee relationship.</text:p>
      <text:p text:style-name="P1"><text:span text:style-name="T3">68.</text:span><text:tab/>Where the fund is an umbrella fund, a preservation fund or a retirement annuity fund, the <text:tab/>communication by the board with the sponsor of such a fund should be distinguished from the <text:tab/>communication by the board with any subsidiary of the sponsor which provides services (such <text:tab/>as administration, investment or custodian services) to the fund.</text:p>
      <text:p text:style-name="P1"><text:span text:style-name="T3">69. </text:span><text:tab/>The board should establish a channel of communication with the employer and sponsor which <text:tab/>should not be through employer appointed board members or sponsor employed board members <text:tab/>(in respect of umbrella, preservation and retirement annuity funds), but which should be through <text:tab/>the chairperson of the board.</text:p>
      <text:p text:style-name="Text_20_body"><text:span text:style-name="T1">Princ</text:span><text:span text:style-name="T1">i</text:span><text:span text:style-name="T1">ple 12: Approved Service Providers</text:span></text:p>
      <text:p text:style-name="Text_20_body"><text:soft-page-break/><text:span text:style-name="T2">70.</text:span><text:span text:style-name="T1"> <text:tab/>When selecting and appointing service providers the board should be alert to possible conflicts <text:tab/>of interest in acceptance of advice where for instance a consultant is also an employee of the <text:tab/>investment administrator.</text:span></text:p>
      <text:p text:style-name="P2">These conflicts of interest must be pro-actively identified and disclosed. Acceptable, workable policies and directives to deal with such situations must be determined.</text:p>
      <text:p text:style-name="P2"/>
      <text:p text:style-name="P1"><text:span text:style-name="T3">71.</text:span> <text:tab/>Boards are held accountable for any actions and decisions taken by their mandated sub-<text:tab/>committees, agents, office bearers and duties outsourced to service providers. As such,the <text:tab/>members of the board of the fund can be held jointly and severally liable for the actions of their <text:tab/>mandated agents.</text:p>
      <text:p text:style-name="P1"><text:span text:style-name="T3">72. </text:span><text:tab/>A fund should have clear written rules and control processes in place for the financial <text:tab/>management and funding, investment management and the safeguarding of assets, delegation of <text:tab/>duties, outsourcing of functions and selection process to be followed in the evaluation and <text:tab/>appointment of service providers.</text:p>
      <text:p text:style-name="P1"><text:span text:style-name="T3">73.</text:span><text:tab/>No service provider should derive any benefit from the fund assets and resources or its <text:tab/>association with the fund other than those terms contractually agreed to in the signed service <text:tab/>level agreements.</text:p>
      <text:p text:style-name="P1"><text:span text:style-name="T3">74.</text:span><text:tab/>A policy should be established which sets out the frequency of reporting by the administrators <text:tab/>and service providers to ensure that the fund is administered and managed properly and <text:tab/>responsibly as delegated by the board.</text:p>
      <text:p text:style-name="P1"><text:span text:style-name="T3">75.</text:span><text:tab/>There are various factors to consider during a formal selection and ongoing assessment process <text:tab/>of service provider(s) including, but not limited to, the following:</text:p>
      <text:p text:style-name="P1"><text:span text:style-name="T3"><text:tab/>74.1</text:span><text:tab/>Skills and competencies of service provider;</text:p>
      <text:p text:style-name="P1"><text:span text:style-name="T3"><text:tab/>74.2</text:span><text:tab/>T rack record in terms of fulfilment of mandates, breaches, case law etc.;</text:p>
      <text:p text:style-name="P1"><text:span text:style-name="T3"><text:tab/>74.3</text:span><text:tab/>Fee-structure of service provider and how it is linked to performance standards/ delivery <text:tab/><text:tab/>on its mandates;</text:p>
      <text:p text:style-name="P1"><text:span text:style-name="T3"><text:tab/>74.4</text:span><text:tab/>The internal policies, practices and procedures of service providers e.g. policy on <text:tab/><text:tab/><text:tab/>conflict of interest;</text:p>
      <text:p text:style-name="P1"><text:tab/><text:span text:style-name="T3">74.5</text:span><text:tab/>Independent reference checks with past and present clients of the service providers;</text:p>
      <text:p text:style-name="Standard"><text:tab/><text:span text:style-name="T3">74.6</text:span><text:tab/>Benchmarking against set standards as set in the service level agreement(s), mandates <text:tab/><text:tab/><text:tab/>etc.</text:p>
      <text:p text:style-name="P1">Principle 13: Regulatory Authorities/ Effective Supervision</text:p>
      <text:p text:style-name="P1"><text:span text:style-name="T3">76.</text:span> <text:tab/>The board should ensure that the requirements of any regulatory authority, particularly those of <text:tab/>the Registrar, are complied with and that any query from such regulatory authority is dealt with <text:tab/>expeditiously and thoroughly. Any complaint by any regulatory authority, including any <text:tab/>correspondence from the Pension Funds Adjudicator, Magistrate or court official should be <text:tab/>dealt with by the board itself and treated seriously and where necessary, independent, expert <text:tab/>legal advice should be sought by the board directl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9T10:22:24</meta:creation-date>
    <dc:date>2012-08-14T13:20:08</dc:date>
    <dc:creator>Steven Fourie</dc:creator>
    <meta:editing-duration>PT13M42S</meta:editing-duration>
    <meta:editing-cycles>5</meta:editing-cycles>
    <meta:generator>LibreOffice/3.5$Linux_X86_64 LibreOffice_project/350m1$Build-3</meta:generator>
    <meta:document-statistic meta:table-count="0" meta:image-count="0" meta:object-count="0" meta:page-count="3" meta:paragraph-count="43" meta:word-count="1386" meta:character-count="9069" meta:non-whitespace-character-count="7626"/>
  </office:meta>
</office:document-meta>
</file>